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r3@ur3:~/catkin_vagishs2$ rosrun lab4pkg_py lab4_exec.py 0.1 0.1 0.15 90</text:p>
      <text:p text:style-name="Standard"/>
      <text:p text:style-name="Standard">xWgrip: 0.1, yWgrip: 0.1, zWgrip: 0.15, yaw_WgripDegree: 90</text:p>
      <text:p text:style-name="Standard"/>
      <text:p text:style-name="Standard">Forward kinematics calculated:</text:p>
      <text:p text:style-name="Standard"/>
      <text:p text:style-name="Standard">[[ 2.22044605e-16 -1.00000000e+00 <text:s/>0.00000000e+00 <text:s/>1.00000000e-01]</text:p>
      <text:p text:style-name="Standard"><text:s/>[ 1.00000000e+00 <text:s/>0.00000000e+00 <text:s/>0.00000000e+00 <text:s/>1.00000000e-01]</text:p>
      <text:p text:style-name="Standard"><text:s/>[ 1.61004303e-16 <text:s/>1.52909846e-16 <text:s/>1.00000000e+00 <text:s/>1.50000000e-01]</text:p>
      <text:p text:style-name="Standard"><text:s/>[ 0.00000000e+00 <text:s/>0.00000000e+00 <text:s/>0.00000000e+00 <text:s/>1.00000000e+00]]</text:p>
      <text:p text:style-name="Standard">[INFO] [1712187741.121135]: Destination is reached!</text:p>
      <text:p text:style-name="Standard">ur3@ur3:~/catkin_vagishs2$ rosrun lab4pkg_py lab4_exec.py 0.2 0.2 0.15 90</text:p>
      <text:p text:style-name="Standard"/>
      <text:p text:style-name="Standard">xWgrip: 0.2, yWgrip: 0.2, zWgrip: 0.15, yaw_WgripDegree: 90</text:p>
      <text:p text:style-name="Standard"/>
      <text:p text:style-name="Standard">Forward kinematics calculated:</text:p>
      <text:p text:style-name="Standard"/>
      <text:p text:style-name="Standard">[[ 5.55111512e-17 -1.00000000e+00 -1.66533454e-16 <text:s/>2.00000000e-01]</text:p>
      <text:p text:style-name="Standard"><text:s/>[ 1.00000000e+00 <text:s/>0.00000000e+00 <text:s/>5.55111512e-17 <text:s/>2.00000000e-01]</text:p>
      <text:p text:style-name="Standard"><text:s/>[ 1.79715770e-17 <text:s/>5.25215225e-17 <text:s/>1.00000000e+00 <text:s/>1.50000000e-01]</text:p>
      <text:p text:style-name="Standard"><text:s/>[ 0.00000000e+00 <text:s/>0.00000000e+00 <text:s/>0.00000000e+00 <text:s/>1.00000000e+00]]</text:p>
      <text:p text:style-name="Standard">[INFO] [1712187759.451662]: Just published again driver_ms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18:45:29.549886180</meta:creation-date>
    <dc:date>2024-04-03T18:45:45.956699675</dc:date>
    <meta:editing-duration>PT17S</meta:editing-duration>
    <meta:editing-cycles>1</meta:editing-cycles>
    <meta:document-statistic meta:table-count="0" meta:image-count="0" meta:object-count="0" meta:page-count="1" meta:paragraph-count="16" meta:word-count="89" meta:character-count="964" meta:non-whitespace-character-count="864"/>
    <meta:generator>LibreOffice/6.4.7.2$Linux_X86_64 LibreOffice_project/40$Build-2</meta:generator>
  </office:meta>
</office:document-meta>
</file>